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  <style:style style:name="P8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Colours:</text:p>
      <text:p text:style-name="P3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<text:soft-page-break/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<text:soft-page-break/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<text:soft-page-break/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 and it worked :)</text:p>
      <text:p text:style-name="P1">NEXT: Commit and then add colour to the quad!</text:p>
      <text:p text:style-name="P1"/>
      <text:p text:style-name="P1">12:26 – Woohoo! Setting of a colour now works!</text:p>
      <text:p text:style-name="P1">NEXT: Commit changes, then work on the generation of a cube!</text:p>
      <text:p text:style-name="P1"/>
      <text:p text:style-name="P1">18:58 – Cube class set up, and a quad is being generated from it.</text:p>
      <text:p text:style-name="P1">NEXT: Get it to generate a whole cube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44M8S</meta:editing-duration>
    <meta:editing-cycles>47</meta:editing-cycles>
    <meta:generator>OpenOffice/4.1.7$Win32 OpenOffice.org_project/417m1$Build-9800</meta:generator>
    <dc:date>2020-11-23T18:58:53.39</dc:date>
    <dc:creator>Chucksta </dc:creator>
    <meta:document-statistic meta:table-count="0" meta:image-count="0" meta:object-count="0" meta:page-count="5" meta:paragraph-count="75" meta:word-count="627" meta:character-count="4219"/>
    <meta:user-defined meta:name="Info 1"/>
    <meta:user-defined meta:name="Info 2"/>
    <meta:user-defined meta:name="Info 3"/>
    <meta:user-defined meta:name="Info 4"/>
  </office:meta>
</office:document-meta>
</file>